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plit-a-string-in-balanced-strings/" text:style-name="Internet_20_link" text:visited-style-name="Visited_20_Internet_20_Link"><text:span text:style-name="T1">1221. Split a String in Balanced Strings</text:span></text:a></text:p>
      <text:section text:style-name="Sect1" text:name="headlessui-popover-button-:r1q:">
        <text:p text:style-name="Standard"/>
      </text:section>
      <text:section text:style-name="Sect1" text:name="headlessui-popover-button-:rg:">
        <text:p text:style-name="Standard"/>
      </text:section>
      <text:p text:style-name="P4">Easy</text:p>
      <text:p text:style-name="P4">2.6K</text:p>
      <text:p text:style-name="P4">900</text:p>
      <text:section text:style-name="Sect1" text:name="headlessui-popover-button-:rk:">
        <text:p text:style-name="Standard"/>
      </text:section>
      <text:section text:style-name="Sect1" text:name="headlessui-popover-button-:rm:">
        <text:p text:style-name="Standard"/>
      </text:section>
      <text:p text:style-name="P5">Companies</text:p>
      <text:p text:style-name="P6"><text:span text:style-name="Strong_20_Emphasis"><text:span text:style-name="T1">Balanced</text:span></text:span><text:span text:style-name="T1"> strings are those that have an equal quantity of </text:span><text:span text:style-name="Source_20_Text"><text:span text:style-name="T2">'L'</text:span></text:span><text:span text:style-name="T1"> and </text:span><text:span text:style-name="Source_20_Text"><text:span text:style-name="T2">'R'</text:span></text:span><text:span text:style-name="T1"> characters.</text:span></text:p>
      <text:p text:style-name="P6"><text:span text:style-name="T1">Given a </text:span><text:span text:style-name="Strong_20_Emphasis"><text:span text:style-name="T1">balanced</text:span></text:span><text:span text:style-name="T1"> string </text:span><text:span text:style-name="Source_20_Text"><text:span text:style-name="T2">s</text:span></text:span><text:span text:style-name="T1">, split it into some number of substrings such that:</text:span></text:p>
      <text:list xml:id="list3086099812" text:style-name="L1">
        <text:list-item>
          <text:p text:style-name="P7">Each substring is balanced.</text:p>
        </text:list-item>
      </text:list>
      <text:p text:style-name="P6"><text:span text:style-name="T1">Return </text:span><text:span text:style-name="Emphasis"><text:span text:style-name="T1">the </text:span></text:span><text:span text:style-name="Emphasis"><text:span text:style-name="Strong_20_Emphasis"><text:span text:style-name="T1">maximum</text:span></text:span></text:span><text:span text:style-name="Emphasis"><text:span text:style-name="T1"> number of balanced strings you can obtain.</text:span></text:span></text:p>
      <text:p text:style-name="P8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RLRRLLRLRL"</text:span></text:p>
      <text:p text:style-name="P2"><text:span text:style-name="Strong_20_Emphasis"><text:span text:style-name="T1">Output:</text:span></text:span><text:span text:style-name="T1"> 4</text:span></text:p>
      <text:p text:style-name="P1"><text:span text:style-name="Strong_20_Emphasis"><text:span text:style-name="T1">Explanation:</text:span></text:span><text:span text:style-name="T1"> s can be split into "RL", "RRLL", "RL", "RL", each substring contains same number of 'L' and 'R'.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RLRRRLLRLL"</text:span></text:p>
      <text:p text:style-name="P2"><text:span text:style-name="Strong_20_Emphasis"><text:span text:style-name="T1">Output:</text:span></text:span><text:span text:style-name="T1"> 2</text:span></text:p>
      <text:p text:style-name="P2"><text:span text:style-name="Strong_20_Emphasis"><text:span text:style-name="T1">Explanation:</text:span></text:span><text:span text:style-name="T1"> s can be split into "RL", "RRRLLRLL", each substring contains same number of 'L' and 'R'.</text:span></text:p>
      <text:p text:style-name="P3">Note that s cannot be split into "RL", "RR", "RL", "LR", "LL", because the 2nd and 5th substrings are not balanced.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LLLLRRRR"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s can be split into "LLLLRRRR".</text:span></text:p>
      <text:p text:style-name="P8"> </text:p>
      <text:p text:style-name="P6"><text:span text:style-name="Strong_20_Emphasis"><text:span text:style-name="T1">Constraints:</text:span></text:span></text:p>
      <text:list xml:id="list2272332008" text:style-name="L2">
        <text:list-item>
          <text:p text:style-name="P9"><text:span text:style-name="Source_20_Text"><text:span text:style-name="T2">2 &lt;= s.length &lt;= 1000</text:span></text:span></text:p>
        </text:list-item>
        <text:list-item>
          <text:p text:style-name="P9"><text:span text:style-name="Source_20_Text"><text:span text:style-name="T2">s[i]</text:span></text:span><text:span text:style-name="T1"> is either </text:span><text:span text:style-name="Source_20_Text"><text:span text:style-name="T2">'L'</text:span></text:span><text:span text:style-name="T1"> or </text:span><text:span text:style-name="Source_20_Text"><text:span text:style-name="T2">'R'</text:span></text:span><text:span text:style-name="T1">.</text:span></text:p>
        </text:list-item>
        <text:list-item>
          <text:p text:style-name="P10"><text:span text:style-name="Source_20_Text"><text:span text:style-name="T2">s</text:span></text:span><text:span text:style-name="T1"> is a </text:span><text:span text:style-name="Strong_20_Emphasis"><text:span text:style-name="T1">balanced</text:span></text:span><text:span text:style-name="T1"> string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23:00:11.367000000</dc:date>
    <meta:editing-duration>PT13S</meta:editing-duration>
    <meta:editing-cycles>1</meta:editing-cycles>
    <meta:document-statistic meta:table-count="0" meta:image-count="0" meta:object-count="0" meta:page-count="1" meta:paragraph-count="28" meta:word-count="162" meta:character-count="889" meta:non-whitespace-character-count="755"/>
    <meta:generator>LibreOffice/7.2.2.2$Windows_X86_64 LibreOffice_project/02b2acce88a210515b4a5bb2e46cbfb63fe97d56</meta:generator>
  </office:meta>
</office:document-meta>
</file>